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2</text:p>
      <text:p text:style-name="P1"/>
      <text:p text:style-name="P2">Command line:</text:p>
      <text:p text:style-name="P2"><text:tab/>Setting a variable:</text:p>
      <text:p text:style-name="P2"><text:tab/>SET <text:span text:style-name="T1">variable</text:span></text:p>
      <text:p text:style-name="P2"><text:span text:style-name="T1"><text:tab/></text:span><text:span text:style-name="T2">SET </text:span><text:span text:style-name="T1">variable=string</text:span></text:p>
      <text:p text:style-name="P2"><text:span text:style-name="T1"><text:tab/></text:span><text:span text:style-name="T2">SET /</text:span><text:span text:style-name="T1">A “variable=expression”</text:span></text:p>
      <text:p text:style-name="P2"><text:span text:style-name="T2"><text:tab/>SET </text:span><text:span text:style-name="T1">“variable=”</text:span></text:p>
      <text:p text:style-name="P2"><text:span text:style-name="T2"><text:tab/>SET </text:span><text:span text:style-name="T1">/P variable=[promptString]</text:span></text:p>
      <text:p text:style-name="P2"><text:span text:style-name="T2"><text:tab/>SET “</text:span></text:p>
      <text:p text:style-name="P2"><text:span text:style-name="T2"><text:tab/><text:tab/><text:tab/>Variable: A new or existing environment variable name e.g. _num</text:span></text:p>
      <text:p text:style-name="P2"><text:span text:style-name="T2"><text:tab/><text:tab/><text:tab/>String: A text string to assign to the variable</text:span></text:p>
      <text:p text:style-name="P2"><text:span text:style-name="T2"><text:tab/><text:tab/><text:tab/>Expression: Arithmetic expression</text:span></text:p>
      <text:p text:style-name="Text_20_body"><text:span text:style-name="T2">(http://ss64.com/nt/set.html)</text:span></text:p>
      <text:p text:style-name="P2"><text:span text:style-name="T2"/></text:p>
      <text:p text:style-name="P2"><text:span text:style-name="T2">Bash:</text:span></text:p>
      <text:p text:style-name="P2"><text:span text:style-name="T2"><text:tab/>Setting a variable:</text:span></text:p>
      <text:p text:style-name="P2"><text:span text:style-name="T2"><text:tab/>echo $SHELL (gives you name of current shell you are using)</text:span></text:p>
      <text:p text:style-name="P2"><text:span text:style-name="T2"><text:tab/>export VARIABLE=value</text:span></text:p>
      <text:p text:style-name="P2"><text:span text:style-name="T2"><text:tab/>export PATH=$HOME/bin/perl:$PATH (sets the path that the shell would be looking at when it<text:tab/><text:tab/><text:tab/> has to execute any program)</text:span></text:p>
      <text:p text:style-name="Text_20_body"><text:span text:style-name="T2">(</text:span><text:a xlink:type="simple" xlink:href="http://genepath.med.harvard.edu/mw/Bash:HOW_TO:_Set_an_environment_variable_in_the_bash_shell"><text:span text:style-name="T2">http://genepath.med.harvard.edu/mw/Bash:HOW_TO:_Set_an_environment_variable_in_the_bash_shell</text:span></text:a><text:span text:style-name="T2">)</text:span></text:p>
      <text:p text:style-name="Text_20_body"><text:span text:style-name="T2"/></text:p>
      <text:p text:style-name="Text_20_body"><text:span text:style-name="T2">C:</text:span></text:p>
      <text:p text:style-name="Text_20_body"><text:span text:style-name="T2"><text:tab/>Getting a variable:</text:span></text:p>
      <text:p text:style-name="Text_20_body"><text:span text:style-name="T2"><text:tab/>The value of an environmental variable can be accessed with the getenv function. This is declared in the header file stdlib.h. </text:span></text:p>
      <text:p text:style-name="Text_20_body"><text:span text:style-name="T2"><text:tab/><text:tab/>Function: </text:span><text:span text:style-name="T1">char * </text:span><text:span text:style-name="T3">getenv</text:span><text:span text:style-name="T2"> (</text:span><text:span text:style-name="T1">const char *name)</text:span></text:p>
      <text:p text:style-name="Text_20_body"><text:span text:style-name="T1">(http://www.gnu.org/software/libc/manual/html_node/Environment-Access.htm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h Greenberg</meta:initial-creator>
    <meta:creation-date>2015-02-03T22:16:52</meta:creation-date>
    <meta:generator>LibreOffice/3.5$Linux_X86_64 LibreOffice_project/350m1$Build-2</meta:generator>
    <dc:date>2015-02-03T22:38:40</dc:date>
    <dc:creator>Leah Greenberg</dc:creator>
    <meta:editing-duration>PT17M56S</meta:editing-duration>
    <meta:editing-cycles>11</meta:editing-cycles>
    <meta:document-statistic meta:table-count="0" meta:image-count="0" meta:object-count="0" meta:page-count="1" meta:paragraph-count="24" meta:word-count="113" meta:character-count="925" meta:non-whitespace-character-count="808"/>
  </office:meta>
</office:document-meta>
</file>